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s.methodsInStackTrace( final String ...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ditions.matches( StackTraceElement [ ] trace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ditions.clazz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s.firstMethodInStackTrace( final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s.onlyThoseClasses( final String ... 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ditions.onlyThoseClassesInStackTrace( final String ... 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ditions.bridgeMethod( final String metho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ditions.matches( Throwable trace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ditions.matches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ditions.methodInStackTraceAt( final int stackTraceIndex , final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ditions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ditions.matches( Throwa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ditions.matche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